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ef413d"/>
      <style:text-properties style:use-window-font-color="true" fo:font-size="10pt" style:font-size-asian="10pt" style:font-size-complex="10pt"/>
    </style:style>
    <style:style style:name="ce3" style:family="table-cell" style:parent-style-name="Default">
      <style:table-cell-properties fo:background-color="#ffffff"/>
      <style:text-properties style:use-window-font-color="tru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ce1"/>
        <table:table-column table:style-name="co2" table:default-cell-style-name="Default"/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zyf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3" office:value-type="string" calcext:value-type="string">
            <text:p><text:s/>=ZNAK(JEŻELI(KOD(LITERY.MAŁE(C9))-1&gt;122;KOD(LITERY.MAŁE(C9)-1-26);KOD(LITERY.MAŁE(C9))-1))</text:p>
          </table:table-cell>
          <table:table-cell office:value-type="string" calcext:value-type="string">
            <text:p><text:s/>=ZNAK(JEŻELI(KOD(LITERY.MAŁE(D9))-1&gt;122;KOD(LITERY.MAŁE(D9)-1-26);KOD(LITERY.MAŁE(D9))-1)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<text:s/>=ZNAK(JEŻELI(KOD(LITERY.MAŁE(B9))-1&gt;122;KOD(LITERY.MAŁE(B9)-1-26);KOD(LITERY.MAŁE(B9))-1))</text:p>
          </table:table-cell>
          <table:table-cell table:formula="of:=CHAR(IF(CODE(LOWER([.D2]))+1)&gt;122;CODE(LOWER([.D2])+1-26);CODE(LOWER([.D2]))+1))" office:value-type="string" office:string-value="" calcext:value-type="error">
            <text:p>Błąd:50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ITERY.MAŁE()</text:p>
          </table:table-cell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KOD()</text:p>
          </table:table-cell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ZNAK()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ZNAK(KOD(LITERY.MAŁE(D2))+1)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EŻELI(KOD(LITERY.MAŁE(D2))+1)&gt;122;KOD(LITERY.MAŁE(D2))+1-26;KOD(LITERY.MAŁE(D2))+1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efgh</text:p>
          </table:table-cell>
          <table:table-cell office:value-type="string" calcext:value-type="string">
            <text:p>ijkl</text:p>
          </table:table-cell>
          <table:table-cell office:value-type="string" calcext:value-type="string">
            <text:p>mnop</text:p>
          </table:table-cell>
          <table:table-cell office:value-type="string" calcext:value-type="string">
            <text:p>qrst</text:p>
          </table:table-cell>
          <table:table-cell office:value-type="string" calcext:value-type="string">
            <text:p>uvwx</text:p>
          </table:table-cell>
          <table:table-cell office:value-type="string" calcext:value-type="string">
            <text:p>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cz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1:01:47.590256341</meta:creation-date>
    <dc:date>2020-02-20T11:40:08.035292632</dc:date>
    <meta:editing-duration>PT7M50S</meta:editing-duration>
    <meta:editing-cycles>1</meta:editing-cycles>
    <meta:document-statistic meta:table-count="1" meta:cell-count="98" meta:object-count="0"/>
    <meta:generator>LibreOffice/6.0.7.3$Linux_X86_64 LibreOffice_project/00m0$Build-3</meta:generator>
  </office:meta>
</office:document-meta>
</file>